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protection-of-data-in-transit"/>Protection of Data-in-Transit<text:bookmark-end text:name="protection-of-data-in-transit"/></text:h>
      <text:h text:style-name="Heading_20_2" text:outline-level="2"><text:bookmark-start text:name="objective"/>Objective<text:bookmark-end text:name="objective"/></text:h>
      <text:p text:style-name="First_20_paragraph">Protect data transiting networks through the use of appropriate encryption and network safeguards.</text:p>
      <text:h text:style-name="Heading_20_2" text:outline-level="2"><text:bookmark-start text:name="key-considerations"/>Key Considerations<text:bookmark-end text:name="key-considerations"/></text:h>
      <text:list text:style-name="L1">
        <text:list-item>
          <text:p text:style-name="P1">[ ] Implement an encryption mechanism to protect the confidentiality and integrity of data when data are in transit to and from your solution.</text:p>
        </text:list-item>
        <text:list-item>
          <text:p text:style-name="P1">[ ] Use CSE-approved cryptographic algorithms and protocols.</text:p>
        </text:list-item>
        <text:list-item>
          <text:p text:style-name="P1">[ ] Encryption of data in transit by default (e.g. TLS v1.2, etc.) for all publicly accessible sites and external communications as per the direction on <text:a xlink:type="simple" xlink:href="https://www.canada.ca/en/government/system/digital-government/modern-emerging-technologies/policy-implementation-notices/implementing-https-secure-web-connections-itpin.html" office:name=""><text:span text:style-name="Definition">Implementing HTTPS for Secure Web Connections</text:span></text:a> (ITPIN 2018-01).</text:p>
        </text:list-item>
        <text:list-item>
          <text:p text:style-name="P1">[ ] Encryption for all access to cloud services (e.g. Cloud storage, Key Management systems, etc.).</text:p>
        </text:list-item>
        <text:list-item>
          <text:p text:style-name="P1">[ ] Consider encryption for internal zone communication in the cloud based on risk profile and as per the direction in CCCS network security zoning guidance in <text:a xlink:type="simple" xlink:href="https://cyber.gc.ca/en/guidance/baseline-security-requirements-network-security-zones-government-canada-itsg-22" office:name=""><text:span text:style-name="Definition">ITSG-22</text:span></text:a> and <text:a xlink:type="simple" xlink:href="https://cyber.gc.ca/en/guidance/network-security-zoning-design-considerations-placement-services-within-zones-itsg-38" office:name=""><text:span text:style-name="Definition">ITSG-38.</text:span></text:a></text:p>
        </text:list-item>
        <text:list-item>
          <text:p text:style-name="P1">[ ] Implement key management procedures.</text:p>
        </text:list-item>
      </text:list>
      <text:h text:style-name="Heading_20_2" text:outline-level="2"><text:bookmark-start text:name="validation"/>Validation<text:bookmark-end text:name="validation"/></text:h>
      <text:list text:style-name="L2">
        <text:list-item>
          <text:p text:style-name="P2">[ ] Confirm policy for secure network transmission.</text:p>
        </text:list-item>
      </text:list>
      <text:h text:style-name="Heading_20_2" text:outline-level="2"><text:bookmark-start text:name="applicable-service-models"/>Applicable Service Models<text:bookmark-end text:name="applicable-service-models"/></text:h>
      <text:list text:style-name="L3">
        <text:list-item>
          <text:p text:style-name="P3">IaaS, PaaS, SaaS</text:p>
        </text:list-item>
      </text:list>
      <text:h text:style-name="Heading_20_2" text:outline-level="2"><text:bookmark-start text:name="references"/>References<text:bookmark-end text:name="references"/></text:h>
      <text:list text:style-name="L4">
        <text:list-item>
          <text:p text:style-name="P4"><text:a xlink:type="simple" xlink:href="https://www.canada.ca/en/treasury-board-secretariat/services/access-information-privacy/security-identity-management/direction-secure-use-commercial-cloud-services-spin.html" office:name=""><text:span text:style-name="Definition">SPIN 2017-01</text:span></text:a>, subsection 6.2.4</text:p>
        </text:list-item>
        <text:list-item>
          <text:p text:style-name="P4"><text:a xlink:type="simple" xlink:href="https://www.canada.ca/en/government/system/digital-government/modern-emerging-technologies/policy-implementation-notices/implementing-https-secure-web-connections-itpin.html" office:name=""><text:span text:style-name="Definition">ITPIN 2018-01</text:span></text:a></text:p>
        </text:list-item>
        <text:list-item>
          <text:p text:style-name="P4">Refer to the cryptography guidance in <text:a xlink:type="simple" xlink:href="https://cyber.gc.ca/en/guidance/cryptographic-algorithms-unclassified-protected-and-protected-b-information-itsp40111" office:name=""><text:span text:style-name="Definition">40.111</text:span></text:a> and <text:a xlink:type="simple" xlink:href="https://www.cse-cst.gc.ca/en/system/files/pdf_documents/itsp.40.062-eng.pdf" office:name=""><text:span text:style-name="Definition">40.062</text:span></text:a>.</text:p>
        </text:list-item>
        <text:list-item>
          <text:p text:style-name="P4">Refer to the network security zoning guidance in <text:a xlink:type="simple" xlink:href="https://cyber.gc.ca/en/guidance/baseline-security-requirements-network-security-zones-government-canada-itsg-22" office:name=""><text:span text:style-name="Definition">ITSG-22</text:span></text:a> and <text:a xlink:type="simple" xlink:href="https://cyber.gc.ca/en/guidance/network-security-zoning-design-considerations-placement-services-within-zones-itsg-38" office:name=""><text:span text:style-name="Definition">ITSG-38.</text:span></text:a></text:p>
        </text:list-item>
        <text:list-item>
          <text:p text:style-name="P4">Refer to the guidance in <text:a xlink:type="simple" xlink:href="https://www.canada.ca/en/government/system/digital-government/modern-emerging-technologies/cloud-services/government-canada-consideration-use-cryptography-in-cloud.html" office:name=""><text:span text:style-name="Definition">Considerations for Cryptography in Commercial Cloud Services</text:span></text:a>.</text:p>
        </text:list-item>
        <text:list-item>
          <text:p text:style-name="P4">Related security controls: SC‑8, SC‑8(1), SC‑12, SC‑13, SC‑17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